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draw:marker-start-width="0.36cm" draw:marker-end-width="0.36cm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4cm" draw:marker-start-width="0.36cm" draw:marker-end-width="0.3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P1" style:family="paragraph">
      <style:paragraph-properties fo:text-align="start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line-height="150%" fo:text-align="center"/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4.5cm" svg:height="3cm" svg:x="0cm" svg:y="5.5cm">
          <text:p text:style-name="P1"><text:span text:style-name="T1">RestrictExpression</text:span></text:p>
          <text:p text:style-name="P1"><text:span text:style-name="T2">Pref:</text:span><text:span text:style-name="T2"><text:tab/></text:span><text:span text:style-name="T2">reactant 1</text:span></text:p>
          <text:p text:style-name="P1"><text:span text:style-name="T2">Kw:</text:span><text:span text:style-name="T2"><text:tab/></text:span><text:span text:style-name="T2">AtomSymbol</text:span></text:p>
          <text:p text:style-name="P1"><text:span text:style-name="T2">Op:</text:span><text:span text:style-name="T2"><text:tab/></text:span><text:span text:style-name="T2">equals</text:span></text:p>
          <text:p text:style-name="P1"><text:span text:style-name="T2">Val:</text:span><text:span text:style-name="T2"><text:tab/></text:span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5cm" svg:height="3cm" svg:x="5cm" svg:y="5.5cm">
          <text:p text:style-name="P1"><text:span text:style-name="T1">RestrictExpression</text:span></text:p>
          <text:p text:style-name="P1"><text:span text:style-name="T2">Pref:</text:span><text:span text:style-name="T2"><text:tab/></text:span><text:span text:style-name="T2">reactant 2</text:span></text:p>
          <text:p text:style-name="P1"><text:span text:style-name="T2">Kw:</text:span><text:span text:style-name="T2"><text:tab/></text:span><text:span text:style-name="T2">AtomSymbol</text:span></text:p>
          <text:p text:style-name="P1"><text:span text:style-name="T2">Op:</text:span><text:span text:style-name="T2"><text:tab/></text:span><text:span text:style-name="T2">equals</text:span></text:p>
          <text:p text:style-name="P1"><text:span text:style-name="T2">Val:</text:span><text:span text:style-name="T2"><text:tab/></text:span><text:span text:style-name="T2">O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25cm" svg:y1="5.5cm" svg:x2="8cm" svg:y2="2cm" draw:start-shape="id1" draw:start-glue-point="0" draw:end-shape="id2" draw:end-glue-point="2" svg:d="M2250 5500v-1750h5750v-1750" svg:viewBox="0 0 5751 3501">
          <text:p/>
        </draw:connector>
        <draw:connector draw:style-name="gr2" draw:text-style-name="P2" draw:layer="layout" svg:x1="7.25cm" svg:y1="5.5cm" svg:x2="8cm" svg:y2="2cm" draw:start-shape="id3" draw:start-glue-point="0" draw:end-shape="id2" draw:end-glue-point="2" svg:d="M7250 5500v-1750h750v-1750" svg:viewBox="0 0 751 3501">
          <text:p/>
        </draw:connector>
        <draw:connector draw:style-name="gr2" draw:text-style-name="P2" draw:layer="layout" svg:x1="14cm" svg:y1="5.5cm" svg:x2="8cm" svg:y2="2cm" draw:start-shape="id4" draw:start-glue-point="0" draw:end-shape="id2" draw:end-glue-point="2" svg:d="M14000 5500v-1750h-6000v-1750" svg:viewBox="0 0 6001 3501">
          <text:p/>
        </draw:connector>
        <draw:connector draw:style-name="gr2" draw:text-style-name="P2" draw:layer="layout" svg:x1="11.25cm" svg:y1="9.5cm" svg:x2="14cm" svg:y2="7cm" draw:start-shape="id5" draw:end-shape="id4" draw:end-glue-point="2" svg:d="M11250 9500v-1250h2750v-1250" svg:viewBox="0 0 2751 2501">
          <text:p/>
        </draw:connector>
        <draw:connector draw:style-name="gr2" draw:text-style-name="P2" draw:layer="layout" svg:x1="16.75cm" svg:y1="9.5cm" svg:x2="14cm" svg:y2="7cm" draw:start-shape="id6" draw:start-glue-point="0" draw:end-shape="id4" draw:end-glue-point="2" svg:d="M16750 9500v-1250h-2750v-1250" svg:viewBox="0 0 2751 2501">
          <text:p/>
        </draw:connector>
        <draw:custom-shape draw:style-name="gr1" draw:text-style-name="P3" xml:id="id2" draw:id="id2" draw:layer="layout" svg:width="4cm" svg:height="1.5cm" svg:x="6cm" svg:y="0.5cm">
          <text:p text:style-name="P3"><text:span text:style-name="T3">LogicNode</text:span></text:p>
          <text:p text:style-name="P3"><text:span text:style-name="T4">AN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4cm" svg:height="1.5cm" svg:x="12cm" svg:y="5.5cm">
          <text:p text:style-name="P3"><text:span text:style-name="T3">LogicNode</text:span></text:p>
          <text:p text:style-name="P3"><text:span text:style-name="T4">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5cm" svg:height="3cm" svg:x="9cm" svg:y="9.5cm">
          <text:p text:style-name="P1"><text:span text:style-name="T1">RestrictExpression</text:span></text:p>
          <text:p text:style-name="P1"><text:span text:style-name="T2">Pref:</text:span><text:span text:style-name="T2"><text:tab/></text:span><text:span text:style-name="T2">null</text:span></text:p>
          <text:p text:style-name="P1"><text:span text:style-name="T2">Kw:</text:span><text:span text:style-name="T2"><text:tab/></text:span><text:span text:style-name="T2">CollisionCode</text:span></text:p>
          <text:p text:style-name="P1"><text:span text:style-name="T2">Op:</text:span><text:span text:style-name="T2"><text:tab/></text:span><text:span text:style-name="T2">equals</text:span></text:p>
          <text:p text:style-name="P1"><text:span text:style-name="T2">Val:</text:span><text:span text:style-name="T2"><text:tab/></text:span><text:span text:style-name="T2">in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5cm" svg:height="3cm" svg:x="14.5cm" svg:y="9.5cm">
          <text:p text:style-name="P1"><text:span text:style-name="T1">RestrictExpression</text:span></text:p>
          <text:p text:style-name="P1"><text:span text:style-name="T2">Pref:</text:span><text:span text:style-name="T2"><text:tab/></text:span><text:span text:style-name="T2">null</text:span></text:p>
          <text:p text:style-name="P1"><text:span text:style-name="T2">Kw:</text:span><text:span text:style-name="T2"><text:tab/></text:span><text:span text:style-name="T2">CollisionCode</text:span></text:p>
          <text:p text:style-name="P1"><text:span text:style-name="T2">Op:</text:span><text:span text:style-name="T2"><text:tab/></text:span><text:span text:style-name="T2">equals</text:span></text:p>
          <text:p text:style-name="P1"><text:span text:style-name="T2">Val:</text:span><text:span text:style-name="T2"><text:tab/></text:span><text:span text:style-name="T2">ela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3cm" svg:x="0.5cm" svg:y="9.5cm">
          <text:p text:style-name="P1"><text:span text:style-name="T1">ClassName</text:span></text:p>
          <text:p text:style-name="P1"><text:span text:style-name="T2">Pref:</text:span><text:span text:style-name="T2"><text:tab/></text:span><text:span text:style-name="T2">prefix</text:span></text:p>
          <text:p text:style-name="P1"><text:span text:style-name="T2">Kw: <text:s text:c="2"/>Restrictable</text:span></text:p>
          <text:p text:style-name="P1"><text:span text:style-name="T2">Op:</text:span><text:span text:style-name="T2"><text:tab/></text:span><text:span text:style-name="T2">Operation</text:span></text:p>
          <text:p text:style-name="P1"><text:span text:style-name="T2">Val:</text:span><text:span text:style-name="T2"><text:tab/></text:span><text:span text:style-name="T2">valu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89cm" fo:margin-bottom="1cm" fo:margin-left="0.109cm" fo:margin-right="1cm" fo:page-width="19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0-07T16:22:56</meta:creation-date>
    <dc:date>2015-10-23T16:42:57.741869598</dc:date>
    <meta:editing-duration>PT1H22M10S</meta:editing-duration>
    <meta:editing-cycles>16</meta:editing-cycles>
    <meta:generator>LibreOffice/4.2.5.2$Linux_X86_64 LibreOffice_project/420m0$Build-2</meta:generator>
    <meta:document-statistic meta:object-count="12"/>
  </office:meta>
</office:document-meta>
</file>